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2" table:default-cell-style-name="ce6"/>
        <table:table-row table:style-name="ro1" table:number-rows-repeated="2">
          <table:table-cell table:style-name="Default"/>
          <table:table-cell table:style-name="ce4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Deliverable Cadence</text:p>
          </table:table-cell>
          <table:table-cell table:style-name="ce1" office:value-type="string" calcext:value-type="string">
            <text:p>Description of Deliverable</text:p>
          </table:table-cell>
          <table:table-cell table:style-name="ce1" office:value-type="string" calcext:value-type="string">
            <text:p>Duration </text:p>
            <text:p>(hours or days)</text:p>
          </table:table-cell>
          <table:table-cell table:style-name="ce1" office:value-type="string" calcext:value-type="string">
            <text:p>Projected Start Date</text:p>
          </table:table-cell>
          <table:table-cell table:style-name="ce1" office:value-type="string" calcext:value-type="string">
            <text:p>Anticipated End Date</text:p>
          </table:table-cell>
        </table:table-row>
        <table:table-row table:style-name="ro2"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Meeting with Customer IT Department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5" office:value-type="date" office:date-value="2020-01-06" calcext:value-type="date">
            <text:p>01/06/2020</text:p>
          </table:table-cell>
        </table:table-row>
        <table:table-row table:style-name="ro3"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Lab walk through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5" office:value-type="date" office:date-value="2020-01-07" calcext:value-type="date">
            <text:p>01/07/2020</text:p>
          </table:table-cell>
        </table:table-row>
        <table:table-row table:style-name="ro4">
          <table:table-cell office:value-type="string" calcext:value-type="string">
            <text:p>1C</text:p>
          </table:table-cell>
          <table:table-cell office:value-type="string" calcext:value-type="string">
            <text:p>Gather details on network/Physical Hardware</text:p>
          </table:table-cell>
          <table:table-cell office:value-type="string" calcext:value-type="string">
            <text:p>2 days</text:p>
          </table:table-cell>
          <table:table-cell table:style-name="ce5" office:value-type="date" office:date-value="2020-01-08" calcext:value-type="date">
            <text:p>01/08/2020</text:p>
          </table:table-cell>
          <table:table-cell office:value-type="date" office:date-value="2020-01-09" calcext:value-type="date">
            <text:p>01/09/2020</text:p>
          </table:table-cell>
        </table:table-row>
        <table:table-row table:style-name="ro2">
          <table:table-cell office:value-type="string" calcext:value-type="string">
            <text:p>1D</text:p>
          </table:table-cell>
          <table:table-cell office:value-type="string" calcext:value-type="string">
            <text:p>Remote Access Setup</text:p>
          </table:table-cell>
          <table:table-cell office:value-type="string" calcext:value-type="string">
            <text:p>2 days</text:p>
          </table:table-cell>
          <table:table-cell office:value-type="date" office:date-value="2020-01-10" calcext:value-type="date">
            <text:p>01/10/2020</text:p>
          </table:table-cell>
          <table:table-cell office:value-type="date" office:date-value="2020-01-13" calcext:value-type="date">
            <text:p>01/13/2020</text:p>
          </table:table-cell>
        </table:table-row>
        <table:table-row table:style-name="ro2">
          <table:table-cell office:value-type="string" calcext:value-type="string">
            <text:p>2A</text:p>
          </table:table-cell>
          <table:table-cell office:value-type="string" calcext:value-type="string">
            <text:p>Virtual Machine Reservation</text:p>
          </table:table-cell>
          <table:table-cell office:value-type="string" calcext:value-type="string">
            <text:p>2 days</text:p>
          </table:table-cell>
          <table:table-cell office:value-type="date" office:date-value="2020-01-14" calcext:value-type="date">
            <text:p>01/14/2020</text:p>
          </table:table-cell>
          <table:table-cell office:value-type="date" office:date-value="2020-01-15" calcext:value-type="date">
            <text:p>01/15/2020</text:p>
          </table:table-cell>
        </table:table-row>
        <table:table-row table:style-name="ro3">
          <table:table-cell office:value-type="string" calcext:value-type="string">
            <text:p>2B</text:p>
          </table:table-cell>
          <table:table-cell office:value-type="string" calcext:value-type="string">
            <text:p>Machine Setup</text:p>
          </table:table-cell>
          <table:table-cell office:value-type="string" calcext:value-type="string">
            <text:p>4 days</text:p>
          </table:table-cell>
          <table:table-cell office:value-type="date" office:date-value="2020-01-16" calcext:value-type="date">
            <text:p>01/16/2020</text:p>
          </table:table-cell>
          <table:table-cell office:value-type="date" office:date-value="2020-01-21" calcext:value-type="date">
            <text:p>01/21/2020</text:p>
          </table:table-cell>
        </table:table-row>
        <table:table-row table:style-name="ro2">
          <table:table-cell office:value-type="string" calcext:value-type="string">
            <text:p>2C</text:p>
          </table:table-cell>
          <table:table-cell office:value-type="string" calcext:value-type="string">
            <text:p>Operating System Setup</text:p>
          </table:table-cell>
          <table:table-cell office:value-type="string" calcext:value-type="string">
            <text:p>3 days</text:p>
          </table:table-cell>
          <table:table-cell office:value-type="date" office:date-value="2020-01-22" calcext:value-type="date">
            <text:p>01/22/2020</text:p>
          </table:table-cell>
          <table:table-cell office:value-type="date" office:date-value="2020-01-24" calcext:value-type="date">
            <text:p>01/24/2020</text:p>
          </table:table-cell>
        </table:table-row>
        <table:table-row table:style-name="ro3">
          <table:table-cell office:value-type="string" calcext:value-type="string">
            <text:p>3A</text:p>
          </table:table-cell>
          <table:table-cell office:value-type="string" calcext:value-type="string">
            <text:p>Nagios Deployment</text:p>
          </table:table-cell>
          <table:table-cell office:value-type="string" calcext:value-type="string">
            <text:p>4 days</text:p>
          </table:table-cell>
          <table:table-cell office:value-type="date" office:date-value="2020-01-27" calcext:value-type="date">
            <text:p>01/27/2020</text:p>
          </table:table-cell>
          <table:table-cell office:value-type="date" office:date-value="2020-01-30" calcext:value-type="date">
            <text:p>01/30/2020</text:p>
          </table:table-cell>
        </table:table-row>
        <table:table-row table:style-name="ro3">
          <table:table-cell office:value-type="string" calcext:value-type="string">
            <text:p>3B</text:p>
          </table:table-cell>
          <table:table-cell office:value-type="string" calcext:value-type="string">
            <text:p>Testing and Review</text:p>
          </table:table-cell>
          <table:table-cell office:value-type="string" calcext:value-type="string">
            <text:p>5 days</text:p>
          </table:table-cell>
          <table:table-cell office:value-type="date" office:date-value="2020-01-31" calcext:value-type="date">
            <text:p>01/31/2020</text:p>
          </table:table-cell>
          <table:table-cell office:value-type="date" office:date-value="2020-02-06" calcext:value-type="date">
            <text:p>02/06/2020</text:p>
          </table:table-cell>
        </table:table-row>
        <table:table-row table:style-name="ro3">
          <table:table-cell office:value-type="string" calcext:value-type="string">
            <text:p>4A</text:p>
          </table:table-cell>
          <table:table-cell office:value-type="string" calcext:value-type="string">
            <text:p>Deployment Training</text:p>
          </table:table-cell>
          <table:table-cell office:value-type="string" calcext:value-type="string">
            <text:p>5 days</text:p>
          </table:table-cell>
          <table:table-cell office:value-type="date" office:date-value="2020-02-07" calcext:value-type="date">
            <text:p>02/07/2020</text:p>
          </table:table-cell>
          <table:table-cell office:value-type="date" office:date-value="2020-02-13" calcext:value-type="date">
            <text:p>02/13/2020</text:p>
          </table:table-cell>
        </table:table-row>
        <table:table-row table:style-name="ro5">
          <table:table-cell office:value-type="string" calcext:value-type="string">
            <text:p>4B</text:p>
          </table:table-cell>
          <table:table-cell office:value-type="string" calcext:value-type="string">
            <text:p>Customer Handoff / Question Review</text:p>
          </table:table-cell>
          <table:table-cell office:value-type="string" calcext:value-type="string">
            <text:p>5 days</text:p>
          </table:table-cell>
          <table:table-cell office:value-type="date" office:date-value="2020-02-14" calcext:value-type="date">
            <text:p>02/14/2020</text:p>
          </table:table-cell>
          <table:table-cell office:value-type="date" office:date-value="2020-02-20" calcext:value-type="date">
            <text:p>02/20/2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2T06:09:16.952000000</meta:creation-date>
    <dc:date>2019-11-02T07:20:09.650000000</dc:date>
    <meta:editing-duration>PT53M27S</meta:editing-duration>
    <meta:editing-cycles>12</meta:editing-cycles>
    <meta:generator>LibreOffice/6.3.0.4$Windows_X86_64 LibreOffice_project/057fc023c990d676a43019934386b85b21a9ee99</meta:generator>
    <meta:document-statistic meta:table-count="1" meta:cell-count="60" meta:object-count="0"/>
    <meta:user-defined meta:name=""/>
  </office:meta>
</office:document-meta>
</file>